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dde" officeooo:paragraph-rsid="00034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ta Mulcahy - PMP Exam Prep, 8th Edition 2013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27:47.601197783</meta:creation-date>
    <dc:date>2019-05-06T18:28:30.068316449</dc:date>
    <meta:editing-duration>PT43S</meta:editing-duration>
    <meta:editing-cycles>1</meta:editing-cycles>
    <meta:document-statistic meta:table-count="0" meta:image-count="0" meta:object-count="0" meta:page-count="1" meta:paragraph-count="1" meta:word-count="9" meta:character-count="46" meta:non-whitespace-character-count="38"/>
    <meta:generator>LibreOffice/5.1.6.2$Linux_X86_64 LibreOffice_project/10m0$Build-2</meta:generator>
  </office:meta>
</office:document-meta>
</file>